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RiskAnalysis" style:family="table">
      <style:table-properties style:width="17.013cm" fo:margin-left="0cm" table:align="left"/>
    </style:style>
    <style:style style:name="RiskAnalysis.A" style:family="table-column">
      <style:table-column-properties style:column-width="3.016cm"/>
    </style:style>
    <style:style style:name="RiskAnalysis.B" style:family="table-column">
      <style:table-column-properties style:column-width="0.926cm"/>
    </style:style>
    <style:style style:name="RiskAnalysis.C" style:family="table-column">
      <style:table-column-properties style:column-width="1.085cm"/>
    </style:style>
    <style:style style:name="RiskAnalysis.D" style:family="table-column">
      <style:table-column-properties style:column-width="1.323cm"/>
    </style:style>
    <style:style style:name="RiskAnalysis.E" style:family="table-column">
      <style:table-column-properties style:column-width="10.663cm"/>
    </style:style>
    <style:style style:name="RiskAnalysis.A1" style:family="table-cell">
      <style:table-cell-properties fo:padding="0.097cm" fo:border-left="0.05pt solid #000000" fo:border-right="none" fo:border-top="0.05pt solid #000000" fo:border-bottom="0.05pt solid #000000"/>
    </style:style>
    <style:style style:name="RiskAnalysis.E1" style:family="table-cell">
      <style:table-cell-properties fo:padding="0.097cm" fo:border="0.05pt solid #000000"/>
    </style:style>
    <style:style style:name="RiskAnalysis.A2" style:family="table-cell">
      <style:table-cell-properties fo:padding="0.097cm" fo:border-left="0.05pt solid #000000" fo:border-right="none" fo:border-top="none" fo:border-bottom="0.05pt solid #000000"/>
    </style:style>
    <style:style style:name="RiskAnalysis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016cm"/>
    </style:style>
    <style:style style:name="Table1.B" style:family="table-column">
      <style:table-column-properties style:column-width="0.926cm"/>
    </style:style>
    <style:style style:name="Table1.C" style:family="table-column">
      <style:table-column-properties style:column-width="1.085cm"/>
    </style:style>
    <style:style style:name="Table1.D" style:family="table-column">
      <style:table-column-properties style:column-width="1.323cm"/>
    </style:style>
    <style:style style:name="Table1.E" style:family="table-column">
      <style:table-column-properties style:column-width="10.66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016cm"/>
    </style:style>
    <style:style style:name="Table2.B" style:family="table-column">
      <style:table-column-properties style:column-width="0.926cm"/>
    </style:style>
    <style:style style:name="Table2.C" style:family="table-column">
      <style:table-column-properties style:column-width="1.085cm"/>
    </style:style>
    <style:style style:name="Table2.D" style:family="table-column">
      <style:table-column-properties style:column-width="1.323cm"/>
    </style:style>
    <style:style style:name="Table2.E" style:family="table-column">
      <style:table-column-properties style:column-width="10.66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429cm" style:rel-column-width="9361*"/>
    </style:style>
    <style:style style:name="Table3.B" style:family="table-column">
      <style:table-column-properties style:column-width="2.429cm" style:rel-column-width="936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Ongoing tasks</text:h>
      <table:table table:name="RiskAnalysis" table:style-name="RiskAnalysis">
        <table:table-column table:style-name="RiskAnalysis.A"/>
        <table:table-column table:style-name="RiskAnalysis.B"/>
        <table:table-column table:style-name="RiskAnalysis.C"/>
        <table:table-column table:style-name="RiskAnalysis.D"/>
        <table:table-column table:style-name="RiskAnalysis.E"/>
        <table:table-row>
          <table:table-cell table:style-name="RiskAnalysis.A1" office:value-type="string">
            <text:p text:style-name="Table_20_Heading">Risk Event</text:p>
          </table:table-cell>
          <table:table-cell table:style-name="RiskAnalysis.A1" office:value-type="string">
            <text:p text:style-name="Table_20_Heading">L</text:p>
          </table:table-cell>
          <table:table-cell table:style-name="RiskAnalysis.A1" office:value-type="string">
            <text:p text:style-name="Table_20_Heading">M</text:p>
          </table:table-cell>
          <table:table-cell table:style-name="RiskAnalysis.A1" office:value-type="string">
            <text:p text:style-name="Table_20_Heading">Risk</text:p>
          </table:table-cell>
          <table:table-cell table:style-name="RiskAnalysis.E1" office:value-type="string">
            <text:p text:style-name="Table_20_Heading">Mitigation</text:p>
          </table:table-cell>
        </table:table-row>
        <table:table-row>
          <table:table-cell table:style-name="RiskAnalysis.A2" office:value-type="string">
            <text:p text:style-name="P1">Tean member absence</text:p>
          </table:table-cell>
          <table:table-cell table:style-name="RiskAnalysis.A2" office:value-type="string">
            <text:p text:style-name="P1">0.6</text:p>
          </table:table-cell>
          <table:table-cell table:style-name="RiskAnalysis.A2" office:value-type="string">
            <text:p text:style-name="P1">0.3</text:p>
          </table:table-cell>
          <table:table-cell table:style-name="RiskAnalysis.A2" office:value-type="string">
            <text:p text:style-name="P1">0.18</text:p>
          </table:table-cell>
          <table:table-cell table:style-name="RiskAnalysis.E2" office:value-type="string">
            <text:p text:style-name="P1">All team members to regularly check emails and the groups Facebook for meeting times, as not being aware of meetings is not a valid excuse not to turn up. <text:s/>If a team member is unavailable to attend a meeting then they must notify Dan (project manager) as soon as they know they can't attend.</text:p>
          </table:table-cell>
        </table:table-row>
        <table:table-row>
          <table:table-cell table:style-name="RiskAnalysis.A2" office:value-type="string">
            <text:p text:style-name="P1">Project Leader absence</text:p>
          </table:table-cell>
          <table:table-cell table:style-name="RiskAnalysis.A2" office:value-type="string">
            <text:p text:style-name="P1">0.6</text:p>
          </table:table-cell>
          <table:table-cell table:style-name="RiskAnalysis.A2" office:value-type="string">
            <text:p text:style-name="P1">0.5</text:p>
          </table:table-cell>
          <table:table-cell table:style-name="RiskAnalysis.A2" office:value-type="string">
            <text:p text:style-name="P1">0.30</text:p>
          </table:table-cell>
          <table:table-cell table:style-name="RiskAnalysis.E2" office:value-type="string">
            <text:p text:style-name="P1">Meeting to go as planned with Charlie (deputy project leader) taking the meeting</text:p>
          </table:table-cell>
        </table:table-row>
        <table:table-row>
          <table:table-cell table:style-name="RiskAnalysis.A2" office:value-type="string">
            <text:p text:style-name="P1">QA Manager absence</text:p>
          </table:table-cell>
          <table:table-cell table:style-name="RiskAnalysis.A2" office:value-type="string">
            <text:p text:style-name="P1">0.6</text:p>
          </table:table-cell>
          <table:table-cell table:style-name="RiskAnalysis.A2" office:value-type="string">
            <text:p text:style-name="P1">0.3</text:p>
          </table:table-cell>
          <table:table-cell table:style-name="RiskAnalysis.A2" office:value-type="string">
            <text:p text:style-name="P1">0.18</text:p>
          </table:table-cell>
          <table:table-cell table:style-name="RiskAnalysis.E2" office:value-type="string">
            <text:p text:style-name="P1">Meeting to go as usual with Steve (deputy QA Manager) to answer questions and make decisions</text:p>
          </table:table-cell>
        </table:table-row>
        <table:table-row>
          <table:table-cell table:style-name="RiskAnalysis.A2" office:value-type="string">
            <text:p text:style-name="P1">Unable to contact team member</text:p>
          </table:table-cell>
          <table:table-cell table:style-name="RiskAnalysis.A2" office:value-type="string">
            <text:p text:style-name="P1">0.3</text:p>
          </table:table-cell>
          <table:table-cell table:style-name="RiskAnalysis.A2" office:value-type="string">
            <text:p text:style-name="P1">0.8</text:p>
          </table:table-cell>
          <table:table-cell table:style-name="RiskAnalysis.A2" office:value-type="string">
            <text:p text:style-name="P1">0.24</text:p>
          </table:table-cell>
          <table:table-cell table:style-name="RiskAnalysis.E2" office:value-type="string">
            <text:p text:style-name="P1">Ensure that all team members regularly check emails and Facebook group as well as checking meeting minutes so they are aware of any tasks/actions</text:p>
            <text:p text:style-name="P1">Persistently being unrealiable with result in a warning then a card.</text:p>
          </table:table-cell>
        </table:table-row>
        <table:table-row>
          <table:table-cell table:style-name="RiskAnalysis.A2" office:value-type="string">
            <text:p text:style-name="P1">Git reprository failure</text:p>
          </table:table-cell>
          <table:table-cell table:style-name="RiskAnalysis.A2" office:value-type="string">
            <text:p text:style-name="P1">0.3</text:p>
          </table:table-cell>
          <table:table-cell table:style-name="RiskAnalysis.A2" office:value-type="string">
            <text:p text:style-name="P1">1.0</text:p>
          </table:table-cell>
          <table:table-cell table:style-name="RiskAnalysis.A2" office:value-type="string">
            <text:p text:style-name="P1">0.30</text:p>
          </table:table-cell>
          <table:table-cell table:style-name="RiskAnalysis.E2" office:value-type="string">
            <text:p text:style-name="P1">All work to be backed up at another source incase of human error or Git server failure</text:p>
          </table:table-cell>
        </table:table-row>
        <table:table-row>
          <table:table-cell table:style-name="RiskAnalysis.A2" office:value-type="string">
            <text:p text:style-name="P1">Major ilness or unexpected circumstances</text:p>
          </table:table-cell>
          <table:table-cell table:style-name="RiskAnalysis.A2" office:value-type="string">
            <text:p text:style-name="P1">0.5</text:p>
          </table:table-cell>
          <table:table-cell table:style-name="RiskAnalysis.A2" office:value-type="string">
            <text:p text:style-name="P1">0.9</text:p>
          </table:table-cell>
          <table:table-cell table:style-name="RiskAnalysis.A2" office:value-type="string">
            <text:p text:style-name="P1">0.45</text:p>
          </table:table-cell>
          <table:table-cell table:style-name="RiskAnalysis.E2" office:value-type="string">
            <text:p text:style-name="P1">Team leader to be notified ASAP incase any urgent tasks need to be delegated and avoid work not being submitted on time.</text:p>
          </table:table-cell>
        </table:table-row>
        <table:table-row>
          <table:table-cell table:style-name="RiskAnalysis.A2" office:value-type="string">
            <text:p text:style-name="P1">Git conflicting code</text:p>
          </table:table-cell>
          <table:table-cell table:style-name="RiskAnalysis.A2" office:value-type="string">
            <text:p text:style-name="P1">0.3</text:p>
          </table:table-cell>
          <table:table-cell table:style-name="RiskAnalysis.A2" office:value-type="string">
            <text:p text:style-name="P1">0.9</text:p>
          </table:table-cell>
          <table:table-cell table:style-name="RiskAnalysis.A2" office:value-type="string">
            <text:p text:style-name="P1">0.27</text:p>
          </table:table-cell>
          <table:table-cell table:style-name="RiskAnalysis.E2" office:value-type="string">
            <text:p text:style-name="P1">If you encounter a conflict when comitting to the repository then read through the code and delete the unwanted code.</text:p>
            <text:p text:style-name="P1">Try to make sure that more then one member of the team is not working on the same bit of code at one time.</text:p>
            <text:p text:style-name="P1">Also read the conflictions part of the Wiki pages on GitHub.</text:p>
          </table:table-cell>
        </table:table-row>
      </table:table>
      <text:h text:style-name="Heading_20_2" text:outline-level="2">Documentation</text:h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Heading">Risk Event</text:p>
          </table:table-cell>
          <table:table-cell table:style-name="Table1.A1" office:value-type="string">
            <text:p text:style-name="Table_20_Heading">L</text:p>
          </table:table-cell>
          <table:table-cell table:style-name="Table1.A1" office:value-type="string">
            <text:p text:style-name="Table_20_Heading">M</text:p>
          </table:table-cell>
          <table:table-cell table:style-name="Table1.A1" office:value-type="string">
            <text:p text:style-name="Table_20_Heading">Risk</text:p>
          </table:table-cell>
          <table:table-cell table:style-name="Table1.E1" office:value-type="string">
            <text:p text:style-name="Table_20_Heading">Mitigation</text:p>
          </table:table-cell>
        </table:table-row>
        <table:table-row>
          <table:table-cell table:style-name="Table1.A2" office:value-type="string">
            <text:p text:style-name="P1">Parts of the documentation submitted late</text:p>
          </table:table-cell>
          <table:table-cell table:style-name="Table1.A2" office:value-type="string">
            <text:p text:style-name="P1">0.4</text:p>
          </table:table-cell>
          <table:table-cell table:style-name="Table1.A2" office:value-type="string">
            <text:p text:style-name="P1">0.8</text:p>
          </table:table-cell>
          <table:table-cell table:style-name="Table1.A2" office:value-type="string">
            <text:p text:style-name="P1">0.32</text:p>
          </table:table-cell>
          <table:table-cell table:style-name="Table1.E2" office:value-type="string">
            <text:p text:style-name="P1">Deadlines for documentation to be bought forward to make sure that any problens encounted late on can be found and sorted.</text:p>
            <text:p text:style-name="P1">If team members run into any problems then to alert the group so a solution or help can be issued.</text:p>
          </table:table-cell>
        </table:table-row>
        <table:table-row>
          <table:table-cell table:style-name="Table1.A2" office:value-type="string">
            <text:p text:style-name="P1">Documentation not up to standard</text:p>
          </table:table-cell>
          <table:table-cell table:style-name="Table1.A2" office:value-type="string">
            <text:p text:style-name="P1">0.4</text:p>
          </table:table-cell>
          <table:table-cell table:style-name="Table1.A2" office:value-type="string">
            <text:p text:style-name="P1">1.0</text:p>
          </table:table-cell>
          <table:table-cell table:style-name="Table1.A2" office:value-type="string">
            <text:p text:style-name="P1">0.40</text:p>
          </table:table-cell>
          <table:table-cell table:style-name="Table1.E2" office:value-type="string">
            <text:p text:style-name="P1">Documents to be checked by either of the QA managers or project leaders before submitting.</text:p>
            <text:p text:style-name="P1">If team members need help then they should ask the rest of the team for help.</text:p>
          </table:table-cell>
        </table:table-row>
        <table:table-row>
          <table:table-cell table:style-name="Table1.A2" office:value-type="string">
            <text:p text:style-name="P1">Human errors</text:p>
          </table:table-cell>
          <table:table-cell table:style-name="Table1.A2" office:value-type="string">
            <text:p text:style-name="P1">0.5</text:p>
          </table:table-cell>
          <table:table-cell table:style-name="Table1.A2" office:value-type="string">
            <text:p text:style-name="P1">0.2</text:p>
          </table:table-cell>
          <table:table-cell table:style-name="Table1.A2" office:value-type="string">
            <text:p text:style-name="P1">0.1</text:p>
          </table:table-cell>
          <table:table-cell table:style-name="Table1.E2" office:value-type="string">
            <text:p text:style-name="P1">All documents to be checked for typing errors by first the creator of the document and then another team member.</text:p>
          </table:table-cell>
        </table:table-row>
        <table:table-row>
          <table:table-cell table:style-name="Table1.A2" office:value-type="string">
            <text:p text:style-name="P1">Loss of documentation</text:p>
          </table:table-cell>
          <table:table-cell table:style-name="Table1.A2" office:value-type="string">
            <text:p text:style-name="P1">0.4</text:p>
          </table:table-cell>
          <table:table-cell table:style-name="Table1.A2" office:value-type="string">
            <text:p text:style-name="P1">1.0</text:p>
          </table:table-cell>
          <table:table-cell table:style-name="Table1.A2" office:value-type="string">
            <text:p text:style-name="P1">0.4</text:p>
          </table:table-cell>
          <table:table-cell table:style-name="Table1.E2" office:value-type="string">
            <text:p text:style-name="P1">Documentation to be uploaded to Git and also stored on another source by the creator of the document.</text:p>
          </table:table-cell>
        </table:table-row>
      </table:table>
      <text:h text:style-name="Heading_20_2" text:outline-level="2"/>
      <text:h text:style-name="Heading_20_2" text:outline-level="2"/>
      <text:h text:style-name="Heading_20_2" text:outline-level="2"/>
      <text:p text:style-name="Text_20_body"/>
      <text:h text:style-name="Heading_20_2" text:outline-level="2"><text:soft-page-break/>Software Development</text:h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Heading">Risk Event</text:p>
          </table:table-cell>
          <table:table-cell table:style-name="Table2.A1" office:value-type="string">
            <text:p text:style-name="Table_20_Heading">L</text:p>
          </table:table-cell>
          <table:table-cell table:style-name="Table2.A1" office:value-type="string">
            <text:p text:style-name="Table_20_Heading">M</text:p>
          </table:table-cell>
          <table:table-cell table:style-name="Table2.A1" office:value-type="string">
            <text:p text:style-name="Table_20_Heading">Risk</text:p>
          </table:table-cell>
          <table:table-cell table:style-name="Table2.E1" office:value-type="string">
            <text:p text:style-name="Table_20_Heading">Mitigation</text:p>
          </table:table-cell>
        </table:table-row>
        <table:table-row>
          <table:table-cell table:style-name="Table2.A2" office:value-type="string">
            <text:p text:style-name="P1">Project behind schedule</text:p>
          </table:table-cell>
          <table:table-cell table:style-name="Table2.A2" office:value-type="string">
            <text:p text:style-name="P1">0.5</text:p>
          </table:table-cell>
          <table:table-cell table:style-name="Table2.A2" office:value-type="string">
            <text:p text:style-name="P1">1.0</text:p>
          </table:table-cell>
          <table:table-cell table:style-name="Table2.A2" office:value-type="string">
            <text:p text:style-name="P1">0.50</text:p>
          </table:table-cell>
          <table:table-cell table:style-name="Table2.E2" office:value-type="string">
            <text:p text:style-name="P1">Coding to begin as soon as possible and Charlie (lead programmer) to delegate any tasks that need doing.</text:p>
            <text:p text:style-name="P1">Regular feedback to be given to Dan (project leader) to ensure we don't drop behind.</text:p>
          </table:table-cell>
        </table:table-row>
        <table:table-row>
          <table:table-cell table:style-name="Table2.A2" office:value-type="string">
            <text:p text:style-name="P1">Parts of the project missing/incomplete</text:p>
          </table:table-cell>
          <table:table-cell table:style-name="Table2.A2" office:value-type="string">
            <text:p text:style-name="P1">0.4</text:p>
          </table:table-cell>
          <table:table-cell table:style-name="Table2.A2" office:value-type="string">
            <text:p text:style-name="P1">1.0</text:p>
          </table:table-cell>
          <table:table-cell table:style-name="Table2.A2" office:value-type="string">
            <text:p text:style-name="P1">0.40</text:p>
          </table:table-cell>
          <table:table-cell table:style-name="Table2.E2" office:value-type="string">
            <text:p text:style-name="P1">Dan (project leader) and Charlie (lead programmer) to decide what programming tasks need to be completed and by whom. </text:p>
            <text:p text:style-name="P1">Constant testing to check if code is complete or needs more work.</text:p>
          </table:table-cell>
        </table:table-row>
      </table:table>
      <text:p text:style-name="Standard"/>
      <text:p text:style-name="Standard"/>
      <text:h text:style-name="Heading_20_2" text:outline-level="2">Risk Grade and Recommended <text:s/>Action Key</text:h>
      <table:table table:name="Table3" table:style-name="Table3">
        <table:table-column table:style-name="Table3.A"/>
        <table:table-column table:style-name="Table3.B" table:number-columns-repeated="5"/>
        <table:table-column table:style-name="Table3.A"/>
        <table:table-row>
          <table:table-cell table:style-name="Table3.A1" office:value-type="string">
            <text:p text:style-name="P1">Risk Grade</text:p>
          </table:table-cell>
          <table:table-cell table:style-name="Table3.A1" office:value-type="string">
            <text:p text:style-name="P1">Less than Negligible</text:p>
          </table:table-cell>
          <table:table-cell table:style-name="Table3.A1" office:value-type="string">
            <text:p text:style-name="P1">Negligible </text:p>
          </table:table-cell>
          <table:table-cell table:style-name="Table3.A1" office:value-type="string">
            <text:p text:style-name="P1">Acute </text:p>
          </table:table-cell>
          <table:table-cell table:style-name="Table3.A1" office:value-type="string">
            <text:p text:style-name="P1">Servere</text:p>
          </table:table-cell>
          <table:table-cell table:style-name="Table3.A1" office:value-type="string">
            <text:p text:style-name="P1">Critical</text:p>
          </table:table-cell>
          <table:table-cell table:style-name="Table3.G1" office:value-type="string">
            <text:p text:style-name="P1">Catastrophic</text:p>
          </table:table-cell>
        </table:table-row>
        <table:table-row>
          <table:table-cell table:style-name="Table3.A2" office:value-type="string">
            <text:p text:style-name="P1">Risk score</text:p>
          </table:table-cell>
          <table:table-cell table:style-name="Table3.A2" office:value-type="string">
            <text:p text:style-name="P1">&lt;0.2</text:p>
          </table:table-cell>
          <table:table-cell table:style-name="Table3.A2" office:value-type="string">
            <text:p text:style-name="P1">0.2 – 0.39</text:p>
          </table:table-cell>
          <table:table-cell table:style-name="Table3.A2" office:value-type="string">
            <text:p text:style-name="P1">0.4 – 0.59</text:p>
          </table:table-cell>
          <table:table-cell table:style-name="Table3.A2" office:value-type="string">
            <text:p text:style-name="P1">0.6 – 0.79</text:p>
          </table:table-cell>
          <table:table-cell table:style-name="Table3.A2" office:value-type="string">
            <text:p text:style-name="P1">0.8 – 0.99 </text:p>
          </table:table-cell>
          <table:table-cell table:style-name="Table3.G2" office:value-type="string">
            <text:p text:style-name="P1">1.0</text:p>
          </table:table-cell>
        </table:table-row>
        <table:table-row>
          <table:table-cell table:style-name="Table3.A2" office:value-type="string">
            <text:p text:style-name="P1">Action</text:p>
          </table:table-cell>
          <table:table-cell table:style-name="Table3.A2" office:value-type="string">
            <text:p text:style-name="P1">Tolerate</text:p>
          </table:table-cell>
          <table:table-cell table:style-name="Table3.A2" office:value-type="string">
            <text:p text:style-name="P1">Tolerate</text:p>
          </table:table-cell>
          <table:table-cell table:style-name="Table3.A2" office:value-type="string">
            <text:p text:style-name="P1">Tolerate or Treat</text:p>
          </table:table-cell>
          <table:table-cell table:style-name="Table3.A2" office:value-type="string">
            <text:p text:style-name="P1">Treat</text:p>
          </table:table-cell>
          <table:table-cell table:style-name="Table3.A2" office:value-type="string">
            <text:p text:style-name="P1">Transfer</text:p>
          </table:table-cell>
          <table:table-cell table:style-name="Table3.G2" office:value-type="string">
            <text:p text:style-name="P1">Terminate</text:p>
          </table:table-cell>
        </table:table-row>
      </table:table>
      <text:p text:style-name="Standard"/>
      <text:p text:style-name="Standard"/>
      <text:p text:style-name="Standard">(possibly colour co-ordinate this with the risk collumn??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3-10-30T21:43:00</meta:creation-date>
    <dc:date>2013-11-02T13:46:06</dc:date>
    <dc:creator>Mark </dc:creator>
    <meta:editing-duration>PT1H1M59S</meta:editing-duration>
    <meta:editing-cycles>9</meta:editing-cycles>
    <meta:generator>LibreOffice/3.5$Linux_X86_64 LibreOffice_project/350m1$Build-2</meta:generator>
    <meta:document-statistic meta:table-count="4" meta:image-count="0" meta:object-count="0" meta:page-count="2" meta:paragraph-count="113" meta:word-count="546" meta:character-count="3016" meta:non-whitespace-character-count="2577"/>
  </office:meta>
</office:document-meta>
</file>